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6E0000010F0660BEF777F87F52.png" manifest:media-type="image/png"/>
  <manifest:file-entry manifest:full-path="Pictures/10000201000001A0000003262C5DF1AE4F2AEC37.png" manifest:media-type="image/png"/>
  <manifest:file-entry manifest:full-path="Pictures/1000020100000270000001C92B3F1D947BBD59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15cm" svg:height="13.4cm" svg:x="0cm" svg:y="0cm">
          <draw:image xlink:href="Pictures/10000201000001A0000003262C5DF1AE4F2AEC37.png" xlink:type="simple" xlink:show="embed" xlink:actuate="onLoad" loext:mime-type="image/png">
            <text:p/>
          </draw:image>
        </draw:frame>
        <draw:frame draw:style-name="gr1" draw:text-style-name="P1" draw:layer="layout" svg:width="10.65cm" svg:height="7.8cm" svg:x="7.2cm" svg:y="0cm">
          <draw:image xlink:href="Pictures/1000020100000270000001C92B3F1D947BBD5925.png" xlink:type="simple" xlink:show="embed" xlink:actuate="onLoad" loext:mime-type="image/png">
            <text:p/>
          </draw:image>
        </draw:frame>
        <draw:frame draw:style-name="gr2" draw:text-style-name="P2" draw:layer="layout" svg:width="2.746cm" svg:height="0.425cm" svg:x="0cm" svg:y="13.575cm">
          <draw:text-box>
            <text:p><text:span text:style-name="T1">Verzeichnis </text:span><text:span text:style-name="T2">/bin</text:span></text:p>
          </draw:text-box>
        </draw:frame>
        <draw:frame draw:style-name="gr2" draw:text-style-name="P2" draw:layer="layout" svg:width="2.746cm" svg:height="0.425cm" svg:x="7.2cm" svg:y="7.975cm">
          <draw:text-box>
            <text:p><text:span text:style-name="T1">Verzeichnis </text:span><text:span text:style-name="T2">/etc</text:span></text:p>
          </draw:text-box>
        </draw:frame>
        <draw:frame draw:style-name="gr2" draw:text-style-name="P2" draw:layer="layout" svg:width="5.543cm" svg:height="0.395cm" svg:x="7.2cm" svg:y="13.575cm">
          <draw:text-box>
            <text:p><text:span text:style-name="T1">GPIO-Ansteuerung auf der Konsole</text:span></text:p>
          </draw:text-box>
        </draw:frame>
        <draw:frame draw:style-name="gr1" draw:text-style-name="P1" draw:layer="layout" svg:width="10.65cm" svg:height="4.618cm" svg:x="7.2cm" svg:y="8.782cm">
          <draw:image xlink:href="Pictures/100002010000026E0000010F0660BEF777F87F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85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7.057cm" svg:x="1cm" svg:y="2.744cm"/>
      <draw:page-thumbnail draw:layer="backgroundobjects" svg:width="8.999cm" svg:height="7.057cm" svg:x="1cm" svg:y="11.32cm"/>
      <draw:page-thumbnail draw:layer="backgroundobjects" svg:width="8.999cm" svg:height="7.057cm" svg:x="1cm" svg:y="19.896cm"/>
      <draw:page-thumbnail draw:layer="backgroundobjects" svg:width="8.999cm" svg:height="7.057cm" svg:x="11cm" svg:y="2.744cm"/>
      <draw:page-thumbnail draw:layer="backgroundobjects" svg:width="8.999cm" svg:height="7.057cm" svg:x="11cm" svg:y="11.32cm"/>
      <draw:page-thumbnail draw:layer="backgroundobjects" svg:width="8.999cm" svg:height="7.057cm" svg:x="11cm" svg:y="19.89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3:23:46.443291258</meta:creation-date>
    <dc:date>2020-02-27T03:29:04.845868774</dc:date>
    <dc:creator>Dennis Schulmeister-Zimolong</dc:creator>
    <meta:editing-duration>PT5M18S</meta:editing-duration>
    <meta:editing-cycles>3</meta:editing-cycles>
    <meta:generator>LibreOffice/6.3.4.2.0$Linux_X86_64 LibreOffice_project/30$Build-2</meta:generator>
    <meta:document-statistic meta:object-count="29"/>
  </office:meta>
</office:document-meta>
</file>